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MQTTDisconnect</text:h>
                    <text:list>
                        <text:list-item>
                            <text:h text:style-name="Heading_20_2" text:outline-level="2">Description</text:h>
                        </text:list-item>
                    </text:list>
                </text:list-item>
            </text:list>

            <text:p text:style-name="Standard"><text:span>Initiates the termination of the connection with the server, which will be confirmed with the </text:span><text:span text:style-name="backtick">Close</text:span><text:span> event and then the </text:span><text:span text:style-name="backtick">End</text:span><text:span> even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MQTT connection to the server to which the communication will be termina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 Flow execution continues immediately through this output, and in the background it tries to disconnect from the server.</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MQT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